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0e459d" officeooo:paragraph-rsid="000e459d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e459d" officeooo:paragraph-rsid="000e459d"/>
    </style:style>
    <style:style style:name="P3" style:family="paragraph" style:parent-style-name="Standard" style:list-style-name="L2">
      <style:paragraph-properties fo:text-align="start" style:justify-single-word="false"/>
      <style:text-properties fo:language="fr" fo:country="FR" officeooo:rsid="000e459d" officeooo:paragraph-rsid="000e459d"/>
    </style:style>
    <style:style style:name="P4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0e459d" officeooo:paragraph-rsid="000e459d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language="fr" fo:country="FR" officeooo:rsid="000ef5f6" officeooo:paragraph-rsid="000ef5f6"/>
    </style:style>
    <style:style style:name="P6" style:family="paragraph" style:parent-style-name="Standard" style:list-style-name="L2">
      <style:paragraph-properties fo:text-align="start" style:justify-single-word="false"/>
      <style:text-properties fo:language="fr" fo:country="FR" officeooo:rsid="0010659c" officeooo:paragraph-rsid="0010659c"/>
    </style:style>
    <style:style style:name="P7" style:family="paragraph" style:parent-style-name="Standard" style:list-style-name="L2">
      <style:paragraph-properties fo:text-align="start" style:justify-single-word="false"/>
      <style:text-properties fo:language="fr" fo:country="FR" officeooo:rsid="001147bc" officeooo:paragraph-rsid="001147bc"/>
    </style:style>
    <style:style style:name="P8" style:family="paragraph" style:parent-style-name="Standard" style:list-style-name="L1">
      <style:paragraph-properties fo:text-align="start" style:justify-single-word="false"/>
      <style:text-properties fo:color="#ff0000" fo:language="fr" fo:country="FR" officeooo:rsid="000e459d" officeooo:paragraph-rsid="000e459d"/>
    </style:style>
    <style:style style:name="P9" style:family="paragraph" style:parent-style-name="Standard">
      <style:paragraph-properties fo:text-align="start" style:justify-single-word="false"/>
      <style:text-properties fo:color="#ff0000" fo:language="fr" fo:country="FR" officeooo:rsid="000e459d" officeooo:paragraph-rsid="000e459d"/>
    </style:style>
    <style:style style:name="P10" style:family="paragraph" style:parent-style-name="Standard" style:list-style-name="L1">
      <style:paragraph-properties fo:text-align="start" style:justify-single-word="false"/>
      <style:text-properties fo:color="#3399ff" fo:language="fr" fo:country="FR" officeooo:rsid="000e459d" officeooo:paragraph-rsid="000e459d"/>
    </style:style>
    <style:style style:name="P11" style:family="paragraph" style:parent-style-name="Standard">
      <style:paragraph-properties fo:text-align="start" style:justify-single-word="false"/>
      <style:text-properties fo:color="#000000" fo:language="fr" fo:country="FR" officeooo:rsid="000e459d" officeooo:paragraph-rsid="000e459d"/>
    </style:style>
    <style:style style:name="T1" style:family="text">
      <style:text-properties officeooo:rsid="001147b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JAVA</text:p>
      <text:p text:style-name="P1"/>
      <text:p text:style-name="P1"/>
      <text:p text:style-name="P2"/>
      <text:p text:style-name="P2">Fonctionnalités recherchées : </text:p>
      <text:list xml:id="list6049365911216735606" text:style-name="L2">
        <text:list-item>
          <text:p text:style-name="P3">lecture d'un objet git (dossier .git)</text:p>
          <text:list>
            <text:list-item>
              <text:p text:style-name="P5">affichage de la liste des fichiers, dossiers, courants (version la plus récente pour chaque branche) et leur contenu</text:p>
            </text:list-item>
            <text:list-item>
              <text:p text:style-name="P5">être capable d'afficher indépendamment chaque branche</text:p>
            </text:list-item>
            <text:list-item>
              <text:p text:style-name="P5">liste déroulante permettant d'afficher la branche voulue</text:p>
            </text:list-item>
            <text:list-item>
              <text:p text:style-name="P5">affichage de tous les contributeurs </text:p>
            </text:list-item>
            <text:list-item>
              <text:p text:style-name="P6">filtrage par types de données (ex : fichiers, auteurs, commit<text:span text:style-name="T1">s</text:span>…)</text:p>
            </text:list-item>
            <text:list-item>
              <text:p text:style-name="P7">navigation dans l'historique </text:p>
            </text:list-item>
            <text:list-item>
              <text:p text:style-name="P7">affichage du détail des commits</text:p>
            </text:list-item>
          </text:list>
        </text:list-item>
        <text:list-item>
          <text:p text:style-name="P3">interface graphique simple </text:p>
          <text:list>
            <text:list-item>
              <text:p text:style-name="P7">affichage en arbre de l'historique des commits et des branches</text:p>
            </text:list-item>
          </text:list>
        </text:list-item>
        <text:list-item>
          <text:p text:style-name="P5">L'interface ne sera pas capable de modifier un objet git</text:p>
        </text:list-item>
      </text:list>
      <text:p text:style-name="P2"/>
      <text:p text:style-name="P2"/>
      <text:p text:style-name="P4">Dossiers <text:s/>.git de base : </text:p>
      <text:p text:style-name="P4"/>
      <text:list xml:id="list724495023740708824" text:style-name="L1">
        <text:list-item>
          <text:p text:style-name="P8">dossier branches : </text:p>
          <text:p text:style-name="P8"/>
        </text:list-item>
        <text:list-item>
          <text:p text:style-name="P10">fichier config :</text:p>
          <text:p text:style-name="P10"/>
        </text:list-item>
        <text:list-item>
          <text:p text:style-name="P10">fichier description :</text:p>
          <text:p text:style-name="P10"/>
        </text:list-item>
        <text:list-item>
          <text:p text:style-name="P10">fichier HEAD :</text:p>
          <text:p text:style-name="P10"/>
        </text:list-item>
        <text:list-item>
          <text:p text:style-name="P8">dossier hooks :</text:p>
          <text:p text:style-name="P8"/>
        </text:list-item>
        <text:list-item>
          <text:p text:style-name="P8">dossier info :</text:p>
          <text:p text:style-name="P8"/>
        </text:list-item>
        <text:list-item>
          <text:p text:style-name="P8">dossier objects :</text:p>
          <text:p text:style-name="P8"/>
        </text:list-item>
        <text:list-item>
          <text:p text:style-name="P8">dossier refs :</text:p>
        </text:list-item>
      </text:list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09:25:04.527000000</meta:creation-date>
    <dc:date>2016-01-18T10:31:48.266000000</dc:date>
    <meta:editing-duration>PT35M42S</meta:editing-duration>
    <meta:editing-cycles>4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22" meta:word-count="136" meta:character-count="790" meta:non-whitespace-character-count="688"/>
  </office:meta>
</office:document-meta>
</file>